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400000107B676BBE78DCA96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009" officeooo:paragraph-rsid="0011b009"/>
    </style:style>
    <style:style style:name="P2" style:family="paragraph" style:parent-style-name="Standard">
      <style:text-properties officeooo:rsid="0011b009" officeooo:paragraph-rsid="0012cae3"/>
    </style:style>
    <style:style style:name="P3" style:family="paragraph" style:parent-style-name="Standard">
      <style:text-properties officeooo:paragraph-rsid="0011b009"/>
    </style:style>
    <style:style style:name="P4" style:family="paragraph" style:parent-style-name="Standard">
      <style:text-properties officeooo:rsid="0001cf96" officeooo:paragraph-rsid="0011b009"/>
    </style:style>
    <style:style style:name="P5" style:family="paragraph" style:parent-style-name="Standard">
      <style:text-properties officeooo:rsid="0001cf96" officeooo:paragraph-rsid="000519df"/>
    </style:style>
    <style:style style:name="P6" style:family="paragraph" style:parent-style-name="Standard">
      <style:text-properties officeooo:rsid="0001cf96" officeooo:paragraph-rsid="0001cf96"/>
    </style:style>
    <style:style style:name="P7" style:family="paragraph" style:parent-style-name="Standard">
      <style:text-properties officeooo:rsid="00088a9c" officeooo:paragraph-rsid="00088a9c"/>
    </style:style>
    <style:style style:name="P8" style:family="paragraph" style:parent-style-name="Standard">
      <style:text-properties officeooo:rsid="00030045" officeooo:paragraph-rsid="000348f6"/>
    </style:style>
    <style:style style:name="P9" style:family="paragraph" style:parent-style-name="Standard">
      <style:text-properties officeooo:rsid="000348f6" officeooo:paragraph-rsid="000348f6"/>
    </style:style>
    <style:style style:name="P10" style:family="paragraph" style:parent-style-name="Standard">
      <style:text-properties officeooo:rsid="0007368f" officeooo:paragraph-rsid="00088a9c"/>
    </style:style>
    <style:style style:name="P11" style:family="paragraph" style:parent-style-name="Standard">
      <style:text-properties officeooo:rsid="0007368f" officeooo:paragraph-rsid="0012cae3"/>
    </style:style>
    <style:style style:name="P12" style:family="paragraph" style:parent-style-name="Standard">
      <style:text-properties officeooo:rsid="0007368f" officeooo:paragraph-rsid="0011b009"/>
    </style:style>
    <style:style style:name="P13" style:family="paragraph" style:parent-style-name="Standard">
      <style:text-properties officeooo:rsid="0012cae3" officeooo:paragraph-rsid="000348f6"/>
    </style:style>
    <style:style style:name="P14" style:family="paragraph" style:parent-style-name="Standard">
      <style:text-properties officeooo:rsid="0012cae3" officeooo:paragraph-rsid="0012cae3"/>
    </style:style>
    <style:style style:name="P15" style:family="paragraph" style:parent-style-name="Standard">
      <style:text-properties officeooo:rsid="00333c96" officeooo:paragraph-rsid="00333c96"/>
    </style:style>
    <style:style style:name="P16" style:family="paragraph" style:parent-style-name="Text_20_body">
      <style:text-properties officeooo:rsid="00140213" officeooo:paragraph-rsid="00140213"/>
    </style:style>
    <style:style style:name="P17" style:family="paragraph" style:parent-style-name="Text_20_body">
      <style:text-properties officeooo:rsid="00140213" officeooo:paragraph-rsid="0019c627"/>
    </style:style>
    <style:style style:name="P18" style:family="paragraph" style:parent-style-name="Text_20_body">
      <style:text-properties officeooo:rsid="001386c7" officeooo:paragraph-rsid="001386c7"/>
    </style:style>
    <style:style style:name="P19" style:family="paragraph" style:parent-style-name="Text_20_body">
      <style:text-properties officeooo:rsid="001b291e" officeooo:paragraph-rsid="001b291e"/>
    </style:style>
    <style:style style:name="P20" style:family="paragraph" style:parent-style-name="Standard" style:list-style-name="L2">
      <style:text-properties officeooo:rsid="0011b009" officeooo:paragraph-rsid="0011b009"/>
    </style:style>
    <style:style style:name="P21" style:family="paragraph" style:parent-style-name="Standard" style:list-style-name="L2">
      <style:text-properties officeooo:rsid="0011b009" officeooo:paragraph-rsid="0012cae3"/>
    </style:style>
    <style:style style:name="P22" style:family="paragraph" style:parent-style-name="Standard" style:list-style-name="L1">
      <style:text-properties officeooo:rsid="000b7903" officeooo:paragraph-rsid="00088a9c"/>
    </style:style>
    <style:style style:name="P23" style:family="paragraph" style:parent-style-name="Standard" style:list-style-name="L1">
      <style:text-properties officeooo:rsid="000b7903" officeooo:paragraph-rsid="000b7903"/>
    </style:style>
    <style:style style:name="P24" style:family="paragraph" style:parent-style-name="Standard" style:list-style-name="L1">
      <style:text-properties officeooo:rsid="00088a9c" officeooo:paragraph-rsid="00088a9c"/>
    </style:style>
    <style:style style:name="P25" style:family="paragraph" style:parent-style-name="Standard" style:list-style-name="L2">
      <style:text-properties officeooo:rsid="0012cae3" officeooo:paragraph-rsid="0012cae3"/>
    </style:style>
    <style:style style:name="P26" style:family="paragraph" style:parent-style-name="Standard" style:list-style-name="L2">
      <style:text-properties officeooo:rsid="0016b95a" officeooo:paragraph-rsid="0016b95a"/>
    </style:style>
    <style:style style:name="P27" style:family="paragraph" style:parent-style-name="Standard" style:list-style-name="L2">
      <style:text-properties officeooo:rsid="00414420" officeooo:paragraph-rsid="00414420"/>
    </style:style>
    <style:style style:name="P28" style:family="paragraph" style:parent-style-name="Header">
      <style:text-properties fo:background-color="#ffff00"/>
    </style:style>
    <style:style style:name="P29" style:family="paragraph" style:parent-style-name="Heading_20_1">
      <style:text-properties officeooo:rsid="001386c7" officeooo:paragraph-rsid="001386c7"/>
    </style:style>
    <style:style style:name="P30" style:family="paragraph" style:parent-style-name="Heading_20_1">
      <style:text-properties officeooo:paragraph-rsid="003e129a"/>
    </style:style>
    <style:style style:name="P31" style:family="paragraph" style:parent-style-name="Text_20_body">
      <style:text-properties officeooo:rsid="00140213" officeooo:paragraph-rsid="001386c7"/>
    </style:style>
    <style:style style:name="P3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eec9"/>
    </style:style>
    <style:style style:name="T2" style:family="text">
      <style:text-properties officeooo:rsid="0034abeb"/>
    </style:style>
    <style:style style:name="T3" style:family="text">
      <style:text-properties officeooo:rsid="0028883c"/>
    </style:style>
    <style:style style:name="T4" style:family="text">
      <style:text-properties officeooo:rsid="002a2f02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1b009" fo:background-color="#ffff00" loext:char-shading-value="0"/>
    </style:style>
    <style:style style:name="T7" style:family="text">
      <style:text-properties officeooo:rsid="002a2f02" fo:background-color="#ffff00" loext:char-shading-value="0"/>
    </style:style>
    <style:style style:name="T8" style:family="text">
      <style:text-properties officeooo:rsid="0019c627" fo:background-color="#ffff00" loext:char-shading-value="0"/>
    </style:style>
    <style:style style:name="T9" style:family="text">
      <style:text-properties officeooo:rsid="001f07bd" fo:background-color="#ffff00" loext:char-shading-value="0"/>
    </style:style>
    <style:style style:name="T10" style:family="text">
      <style:text-properties officeooo:rsid="003685cc" fo:background-color="#ffff00" loext:char-shading-value="0"/>
    </style:style>
    <style:style style:name="T11" style:family="text">
      <style:text-properties officeooo:rsid="0011b009"/>
    </style:style>
    <style:style style:name="T12" style:family="text">
      <style:text-properties officeooo:rsid="000b7903"/>
    </style:style>
    <style:style style:name="T13" style:family="text">
      <style:text-properties officeooo:rsid="0032fbe8"/>
    </style:style>
    <style:style style:name="T14" style:family="text">
      <style:text-properties officeooo:rsid="000519df"/>
    </style:style>
    <style:style style:name="T15" style:family="text">
      <style:text-properties officeooo:rsid="00287975"/>
    </style:style>
    <style:style style:name="T16" style:family="text">
      <style:text-properties officeooo:rsid="0016b95a"/>
    </style:style>
    <style:style style:name="T17" style:family="text">
      <style:text-properties officeooo:rsid="002b9eb8"/>
    </style:style>
    <style:style style:name="T18" style:family="text">
      <style:text-properties officeooo:rsid="00157333"/>
    </style:style>
    <style:style style:name="T19" style:family="text">
      <style:text-properties officeooo:rsid="00005bc0"/>
    </style:style>
    <style:style style:name="T20" style:family="text">
      <style:text-properties officeooo:rsid="00006dd1"/>
    </style:style>
    <style:style style:name="T21" style:family="text">
      <style:text-properties officeooo:rsid="00030045"/>
    </style:style>
    <style:style style:name="T22" style:family="text">
      <style:text-properties officeooo:rsid="000348f6"/>
    </style:style>
    <style:style style:name="T23" style:family="text">
      <style:text-properties officeooo:rsid="0006c593"/>
    </style:style>
    <style:style style:name="T24" style:family="text">
      <style:text-properties officeooo:rsid="0007368f"/>
    </style:style>
    <style:style style:name="T25" style:family="text">
      <style:text-properties officeooo:rsid="00084c71"/>
    </style:style>
    <style:style style:name="T26" style:family="text">
      <style:text-properties officeooo:rsid="00088a9c"/>
    </style:style>
    <style:style style:name="T27" style:family="text">
      <style:text-properties officeooo:rsid="000a76f8"/>
    </style:style>
    <style:style style:name="T28" style:family="text">
      <style:text-properties officeooo:rsid="000f61b5"/>
    </style:style>
    <style:style style:name="T29" style:family="text">
      <style:text-properties officeooo:rsid="0012cae3"/>
    </style:style>
    <style:style style:name="T30" style:family="text">
      <style:text-properties officeooo:rsid="00140213"/>
    </style:style>
    <style:style style:name="T31" style:family="text">
      <style:text-properties officeooo:rsid="001f07bd"/>
    </style:style>
    <style:style style:name="T32" style:family="text">
      <style:text-properties officeooo:rsid="0020d7b3"/>
    </style:style>
    <style:style style:name="T33" style:family="text">
      <style:text-properties officeooo:rsid="002e8d5b"/>
    </style:style>
    <style:style style:name="T34" style:family="text">
      <style:text-properties officeooo:rsid="002faf2e"/>
    </style:style>
    <style:style style:name="T35" style:family="text">
      <style:text-properties officeooo:rsid="00300654"/>
    </style:style>
    <style:style style:name="T36" style:family="text">
      <style:text-properties officeooo:rsid="00312672"/>
    </style:style>
    <style:style style:name="T37" style:family="text">
      <style:text-properties officeooo:rsid="003e129a"/>
    </style:style>
    <style:style style:name="T38" style:family="text">
      <style:text-properties officeooo:rsid="003f112e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zální Městs<text:span text:style-name="T27">k</text:span>á <text:span text:style-name="T37">Senzorická</text:span> Síť</text:p>
      <text:h text:style-name="P30" text:outline-level="1"><text:span text:style-name="T1">Záměr</text:span> <text:span text:style-name="T2">projektu</text:span></text:h>
      <text:p text:style-name="Text_20_body">Projekt je primárně určen pro města s vysokou mírou znečištění ovzduší, a při jeho úspěšné implementaci by mělo být možno zlepšit životní podmínky například v mateřských školách či jiných budovách, v nichž je možné ovládat například vzd<text:span text:style-name="T3">u</text:span>chotechniku, díky čemuž i za nepříznivých rozptylových podmínek bude možné zachovat v prostorách čistý vzduch.<text:line-break/><text:line-break/><text:span text:style-name="T19">Cílem projektu je výzkum a vytvoření platformy pro příjem, zpracování a poskytování dat pocházejících z hardwarových senzorů, ale také těch která je možno získat od poskytovatelů třetích stran.</text:span></text:p>
      <text:p text:style-name="Text_20_body"><text:span text:style-name="T19">Síť by měla umožňovat data analyzovat, vytvářet z nich logické celky a těmito pak řídit zařízení v reálném světě, nebo zpracovaná data poskytovat pomocí API (</text:span>Application Programming Interface<text:span text:style-name="T20">).</text:span></text:p>
      <text:p text:style-name="Text_20_body"/>
      <text:h text:style-name="Heading_20_1" text:outline-level="1">Konkrétní použití</text:h>
      <text:p text:style-name="P5">V rámci projektu bude vytvořena studie proveditelnosti a prototyp infrastruktury, která bude <text:span text:style-name="T33">sestávat</text:span> z několika statických a jednoho mobilního <text:span text:style-name="T33">senzoru</text:span> umístěných ve městě Ostrava, další data by měla pocházet z<text:span text:style-name="T3">e</text:span> zdrojů CHMU (Českého Hydrometeorologického Ústavu : <text:a xlink:type="simple" xlink:href="http://portal.chmi.cz/" text:style-name="Internet_20_link" text:visited-style-name="Visited_20_Internet_20_Link"><text:span text:style-name="T14">http://portal.chmi.cz/</text:span></text:a>), případně dalších zdrojů třetích stran.</text:p>
      <text:p text:style-name="P5"/>
      <text:p text:style-name="P6">Zpracování dat bude probíhat na serveru umístěném tak, aby k němu Labka Hackerspace, z.s. měla fyz<text:span text:style-name="T3">i</text:span>cký přístup a s<text:span text:style-name="T3">e zpracovávanými daty</text:span> bude možné řídit posk<text:span text:style-name="T31">y</text:span>tnutý vzorek vzduchotechnické <text:span text:style-name="T31">aparatury</text:span> <text:span text:style-name="T11">umístěné například v mateřské škole a nebo jiném objektu ve správě Statutárního města Ostravy</text:span>.</text:p>
      <text:p text:style-name="P6"/>
      <text:p text:style-name="P1">Zároveň bude do sítě vstupovat zpětná vazba ze senzoru umístěného v objektu, která bude umožňovat zpětnou an<text:span text:style-name="T4">a</text:span>lýzu užitečnosti celého řešení.</text:p>
      <text:p text:style-name="P1">Dalším vstupem by měl být vstup od uživatelů pomocí mobilní aplikace, případně pomocí webového rozhraní.</text:p>
      <text:p text:style-name="P1"/>
      <text:p text:style-name="P1">Vzhledem k tomu, že analýza dat <text:span text:style-name="T31">bude</text:span> postavena na principu <text:span text:style-name="T33">sebe učící</text:span> se <text:span text:style-name="T34">neuronové</text:span> sítě, vstupy zpětné vazby jsou mimořádně důležité nejen pro posouzení účin<text:span text:style-name="T4">n</text:span>osti řízení, ale také pro <text:span text:style-name="T4">další učení a zdokonalovaní systému.</text:span></text:p>
      <text:p text:style-name="P1"/>
      <text:p text:style-name="P3"><office:annotation office:name="__Annotation__259_1812444130"><dc:creator>Tomas Petru</dc:creator><dc:date>2016-10-23T15:02:26</dc:date><loext:sender-initials>TP</loext:sender-initials><text:p text:style-name="P32"><text:span text:style-name="T39">Odstranit?</text:span></text:p></office:annotation><text:span text:style-name="T9">Nutno</text:span><text:span text:style-name="T6"> podotknout, že právě neurální síť bude zřejmě nejsložitější, ale také nejdůležitější částí projektu, poněvadž samotný přenos dat ze senzorů a vlastně <text:s/>i samotné řízení například klimatizací jsou pouze možné use-case, <text:s/>n</text:span><text:span text:style-name="T7">ikoliv</text:span><text:span text:style-name="T6"> však jediné možné.</text:span><text:span text:style-name="T7">S</text:span><text:span text:style-name="T6">právně navržen</text:span><text:span text:style-name="T7">ou</text:span><text:span text:style-name="T6"> neur</text:span><text:span text:style-name="T10">onovou</text:span><text:span text:style-name="T6"> síť můžeme přirovnat k mozku, </text:span><text:span text:style-name="T7">zat</text:span><text:span text:style-name="T10">í</text:span><text:span text:style-name="T7">mco</text:span><text:span text:style-name="T6"> ostatní čá</text:span><text:span text:style-name="T7">sti</text:span><text:span text:style-name="T6"> jsou “pouze” očima a rukama celé sítě.</text:span><office:annotation-end office:name="__Annotation__259_1812444130"/></text:p>
      <text:p text:style-name="P1"/>
      <text:p text:style-name="P4"><text:soft-page-break/>V rámci vzniku prototypu bude probíhat výzkum a možnosti aplikace NB-IoT modulu, možností a typů na trhu dostupných <text:span text:style-name="T35">senzorů</text:span> <text:span text:style-name="T23">(Prachové částice PM2.5, PM10, O3, CO2 a dalších),</text:span> logického zpracování <text:span text:style-name="T11">(neuronová síť)</text:span> a <text:span text:style-name="T32">zpřístupnění</text:span> datových struktur <text:span text:style-name="T11">(API)</text:span>, stejně jako možností řízení klimatizačních jednotek <text:span text:style-name="T11">(driver, HW)</text:span>. </text:p>
      <text:p text:style-name="P4"/>
      <text:p text:style-name="P12">Důležitou částí projektu bude také výzkum zabezpečení celého technologického řešení, jakožto i jeho jednotlivých dílčích prvků, stejně jako <text:span text:style-name="T35">autentizace</text:span> jednotlivých uživatelů.</text:p>
      <text:p text:style-name="P6"><text:s/></text:p>
      <text:p text:style-name="P6"/>
      <text:h text:style-name="Heading_20_1" text:outline-level="1">Přesahy projektu <text:span text:style-name="T24">vůči dalším organizacím</text:span></text:h>
      <text:p text:style-name="P6">Díky spolupráci s neziskovou organizací Čisté nebe, o.p.s. (<text:a xlink:type="simple" xlink:href="http://www.cistenebe.cz/" text:style-name="Internet_20_link" text:visited-style-name="Visited_20_Internet_20_Link">http://www.cistenebe.cz/</text:a>) bude možné poskytnout vzniklou infrastrukturu pro použtí nejen v aplikaci sledující čistotu ovzduší <text:span text:style-name="T4">v </text:span>Ostravském kraji, ale <text:span text:style-name="T22">i</text:span> rozšíření jejich aktivit <text:span text:style-name="T21">v oblasti zkoumání možných změn s dopadem na zdraví občanů kraje.</text:span></text:p>
      <text:p text:style-name="P6"/>
      <text:p text:style-name="P8">Dalším přirozeným partnerem projektu je Statutární <text:span text:style-name="T22">m</text:span>ěsto Ostr<text:span text:style-name="T4">a</text:span>va, <text:span text:style-name="T35">jmenovitě projekt FajnOVA!!! (</text:span><text:a xlink:type="simple" xlink:href="http://fajnova.cz/" text:style-name="Internet_20_link" text:visited-style-name="Visited_20_Internet_20_Link"><text:span text:style-name="T35">http://fajnova.cz/</text:span></text:a><text:span text:style-name="T35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
      <text:p text:style-name="P8"/>
      <text:p text:style-name="P2">Aktuálně je <text:span text:style-name="T4">v </text:span>jednání možná spolupráce s <text:span text:style-name="T4">Vysokou školou </text:span>Báň<text:span text:style-name="T29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9">https://www.it4i.cz/</text:span></text:a><text:span text:style-name="T29">).</text:span></text:p>
      <text:p text:style-name="P8"/>
      <text:p text:style-name="P14">Nezbytná bude spolupráce s firmami dodávající vzduchotechniku, aby bylo možné testovat na reálném zařízení, stejně jako přístup k rídícím protokolům. V jednání je spolupráce s (<office:annotation office:name="__Annotation__278_1812444130"><dc:creator>Tomas Petru</dc:creator><dc:date>2016-10-23T15:04:33</dc:date><loext:sender-initials>TP</loext:sender-initials><text:p text:style-name="P32"><text:span text:style-name="T39">doplnit</text:span></text:p></office:annotation><text:span text:style-name="T5">doplní Láďa</text:span><office:annotation-end office:name="__Annotation__278_1812444130"/>)</text:p>
      <text:p text:style-name="P8"/>
      <text:p text:style-name="P15">Nezisková organizace Model klub Hať má již 15 let zkušeností s provozem rádiem řízených letadel a dronů. Uvolili se poskytnout know-how a zázemí pro testování letecké platformy. </text:p>
      <text:p text:style-name="P15">https://www.facebook.com/modelklubhat/</text:p>
      <text:p text:style-name="P15">https://www.youtube.com/watch?v=3foVBlY4_M8</text:p>
      <text:p text:style-name="P9"/>
      <text:p text:style-name="P9">V neposlední řadě bude projekt spolupracovat se společností Vodafone na výzkumu možností nové platformy pro tzv. Internet Věcí za použití technologie NB-IoT.</text:p>
      <text:p text:style-name="P13"/>
      <text:p text:style-name="P9"/>
      <text:h text:style-name="Heading_20_1" text:outline-level="1">Možná další použití</text:h>
      <text:p text:style-name="P11">Vzhledem k tomu, že projekt tak, jak je zde popsán je vlastně pouze jedním z možných použití (<text:span text:style-name="T27">b</text:span>usiness-case <text:span text:style-name="T29">resp. use-case</text:span>) celé platformy, neměl by být větší <text:span text:style-name="T28">problém </text:span>rozšířit v budoucnosti řešení například na nové druhy vstupních dat, <text:span text:style-name="T29">zpracovávaných modelů</text:span>, případně nejen k ovládání vzduchotechniky, ale například celých domů nebo například vodních <text:span text:style-name="T36">nádrží</text:span> či jiných inteligentních či <text:span text:style-name="T36">polo-inteligentních</text:span> částí infrastruktury města.</text:p>
      <text:p text:style-name="P11"/>
      <text:p text:style-name="P10">Důležitou součástí celého protot<text:span text:style-name="T25">y</text:span>pového řešení <text:span text:style-name="T26">je to, že data zpracovaná na serveru budou dostupná i projektům třetích stran a to i s případnou možností jejich monetizace (zpoplatnění) pomocí </text:span><text:soft-page-break/><text:span text:style-name="T26">kvalitně popsaného API.</text:span></text:p>
      <text:p text:style-name="P10"/>
      <text:h text:style-name="Heading_20_1" text:outline-level="1">Výstupy projektu</text:h>
      <text:list xml:id="list7938227594814392144" text:style-name="L1">
        <text:list-item>
          <text:p text:style-name="P24">Prototypové funkční řešení na základě výše popsaného<text:span text:style-name="T12">.</text:span></text:p>
        </text:list-item>
        <text:list-item>
          <text:p text:style-name="P22"><text:span text:style-name="T36">Senzory</text:span>, případně soustavy senzorů pro pasivní použití i pro použití na dronu.</text:p>
        </text:list-item>
        <text:list-item>
          <text:p text:style-name="P22"><text:span text:style-name="T36">Serverová</text:span> část zpracovávající data ze <text:span text:style-name="T13">senzorů</text:span> a jiných datových zdrojů, schopná posílat informace dalším modulům (API I/O).</text:p>
        </text:list-item>
        <text:list-item>
          <text:p text:style-name="P22"><text:span text:style-name="T17">D</text:span>river pro klimatizační jednotku, a její propojení s modulem NB-IoT, případně jiným.</text:p>
        </text:list-item>
        <text:list-item>
          <text:p text:style-name="P23"><text:span text:style-name="T36">Aplikace</text:span> pro mobilní zařízení a webové rozhraní schopné ovládat a sledovat funkce systému.</text:p>
        </text:list-item>
        <text:list-item>
          <text:p text:style-name="P24">Dokumentace úspěšných částí řešení <text:span text:style-name="T17">a </text:span>případných problémů.</text:p>
        </text:list-item>
        <text:list-item>
          <text:p text:style-name="P24">Dokumentace výzkumu a implementace <text:span text:style-name="T36">zabezpečení</text:span> <text:span text:style-name="T36">celého projektu.</text:span></text:p>
        </text:list-item>
      </text:list>
      <text:p text:style-name="P7"/>
      <text:h text:style-name="P29" text:outline-level="1">Složení <office:annotation office:name="__Annotation__279_1812444130"><dc:creator>Tomas Petru</dc:creator><dc:date>2016-10-23T15:05:03</dc:date><loext:sender-initials>TP</loext:sender-initials><text:p text:style-name="P32"><text:span text:style-name="T39">Budeme tady uvádět Vodafon stranu? Doplnit tituly… ještě někdo?</text:span></text:p></office:annotation>realizačního týmu<office:annotation-end office:name="__Annotation__279_1812444130"/></text:h>
      <text:p text:style-name="P18">Realizace celého projektu bude zaštítěna neziskovou organizací (zapsaným spolkem) Labka, z.s., jehož primárním cílem je výzkum a inovace na poli moderních technologií, stejně jako vzdělávání vlastních členů a veřejnosti v rámci tohoto tématu (více na <text:span text:style-name="T17">https://l</text:span>abka.cz)</text:p>
      <text:p text:style-name="P18">Za Labka, z.s., se projektu budou účastnit především tito lidé, ale je možné, že v průběhu <text:span text:style-name="T17">projektu </text:span>se složení může měnit:</text:p>
      <text:p text:style-name="P18">Bc. Tomáš Petrů – předseda Labka, z.s., projektový manažer, autor projeku, <text:span text:style-name="T30">vedlejší programátor, administrátor</text:span></text:p>
      <text:p text:style-name="P18">Ing. Jiří Sléžka – především aplikace <text:span text:style-name="T30">NB-IoT, hlavní administrátor serveru</text:span></text:p>
      <text:p text:style-name="P16">Ing. Pavel Pol<text:span text:style-name="T15">a</text:span>ch – návrh a výroba <text:span text:style-name="T13">senzorů</text:span>, jejich napájení, výroba HW-SW prvku schopného ovládat koncové zařízení (v tomto případě vzduchotechniku)</text:p>
      <text:p text:style-name="P17"><text:span text:style-name="T8">xxx. <text:s/></text:span>Stanislav D<text:span text:style-name="T36">u</text:span>šek – sítě</text:p>
      <text:p text:style-name="P17">Jan Bětík – sítě, programování, administrace serveru, <text:span text:style-name="T17">zabezpečení</text:span></text:p>
      <text:p text:style-name="P31"><text:span text:style-name="T17">a </text:span>případně další.</text:p>
      <text:p text:style-name="P16">Je možné, že některé části projektu budou mimo možnosti samotného realizačního týmu a je proto nezbytně potřebné, aby samotný projekt počítal například s možností pronajmout programátora, zaplatit výrobu specializovaných zařízení a podobně (<office:annotation office:name="__Annotation__280_1812444130"><dc:creator>Tomas Petru</dc:creator><dc:date>2016-10-23T15:05:43</dc:date><loext:sender-initials>TP</loext:sender-initials><text:p text:style-name="P32"><text:span text:style-name="T39">Link na existující dokument</text:span></text:p></office:annotation><text:span text:style-name="T5">viz. Cenový odhad</text:span><office:annotation-end office:name="__Annotation__280_1812444130"/>), <text:span text:style-name="T16">ačkoliv team jako takový se bude vždy snažit vycházet z vlastní práce, připadně z volně dostupných existujících řešení.</text:span></text:p>
      <text:h text:style-name="Heading_20_1" text:outline-level="1">Časová <office:annotation office:name="__Annotation__281_1812444130"><dc:creator>Tomas Petru</dc:creator><dc:date>2016-10-23T15:06:04</dc:date><loext:sender-initials>TP</loext:sender-initials><text:p text:style-name="P32"><text:span text:style-name="T39">Dron nesouhlasí s 36 měsíci, chce zkrátit, projednat</text:span></text:p></office:annotation>dispozice projektu<office:annotation-end office:name="__Annotation__281_1812444130"/></text:h>
      <text:p text:style-name="P16">Celý projekt je koncipovaný jako <text:span text:style-name="T18">studie proveditelnosti a prototypovaní řešení, u nějž bude potřeba nejen kontinuální sběr dat po delší čas, respektive po celou dobu běhu projektu, ale také studie </text:span><text:soft-page-break/><text:span text:style-name="T18">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
      <text:p text:style-name="P19">Samotné dílčí kroky realizace budou definovány v kompletní projektové dokumentaci.</text:p>
      <text:h text:style-name="Heading_20_1" text:outline-level="1">Možné problémy, <text:span text:style-name="T29">nejasnosti</text:span></text:h>
      <text:list xml:id="list2832084287287936896" text:style-name="L2">
        <text:list-item>
          <text:p text:style-name="P27">jasně měřitelné faktory zlepšení účinnosti projektu</text:p>
        </text:list-item>
        <text:list-item>
          <text:p text:style-name="P27">popis účinnosti neurální sítě</text:p>
        </text:list-item>
        <text:list-item>
          <text:p text:style-name="P20">zabezpečení IoT prvků</text:p>
        </text:list-item>
        <text:list-item>
          <text:p text:style-name="P21">nejasná kvalita <text:span text:style-name="T29">běžně dostupných senzorů</text:span></text:p>
        </text:list-item>
        <text:list-item>
          <text:p text:style-name="P25">predikční modely</text:p>
        </text:list-item>
        <text:list-item>
          <text:p text:style-name="P25">možné použití neurální sítě pro různé modely a různé druhy vstupů</text:p>
        </text:list-item>
        <text:list-item>
          <text:p text:style-name="P25">protokoly pro řízení vzduchotechnik(y)</text:p>
        </text:list-item>
        <text:list-item>
          <text:p text:style-name="P26">licence použitých softwarových řešení a licence celého projektu</text:p>
        </text:list-item>
        <text:list-item>
          <text:p text:style-name="P26">legáln<text:span text:style-name="T17">ost</text:span> použití dronu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background-color="#ffff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5.06mm" svg:y="-7.99mm" svg:width="33.62mm" svg:height="16.63mm" draw:z-index="2"><draw:image xlink:href="Pictures/100002010000021400000107B676BBE78DCA96FD.png" xlink:type="simple" xlink:show="embed" xlink:actuate="onLoad"/></draw:frame><text:time style:data-style-name="N41" text:time-value="2016-10-23T19:26:17.881553932" text:fixed="true">19:26:18</text:time> - <text:date style:data-style-name="N37" text:date-value="2016-10-23T19:26:26.987015884" text:fixed="true">23.10.2016</text:date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5:57.885529000</meta:creation-date>
    <dc:date>2016-10-23T19:31:52.951254000</dc:date>
    <meta:editing-duration>PT22H29M40S</meta:editing-duration>
    <meta:editing-cycles>39</meta:editing-cycles>
    <meta:generator>LibreOffice/5.1.5.2$MacOSX_X86_64 LibreOffice_project/7a864d8825610a8c07cfc3bc01dd4fce6a9447e5</meta:generator>
    <meta:print-date>2016-10-22T19:17:27.394324000</meta:print-date>
    <dc:creator>Tomas Petru</dc:creator>
    <meta:document-statistic meta:table-count="0" meta:image-count="1" meta:object-count="0" meta:page-count="4" meta:paragraph-count="59" meta:word-count="1080" meta:character-count="7754" meta:non-whitespace-character-count="6736"/>
  </office:meta>
</office:document-meta>
</file>